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e687" officeooo:paragraph-rsid="001fe687"/>
    </style:style>
    <style:style style:name="P2" style:family="paragraph" style:parent-style-name="Standard">
      <style:text-properties officeooo:rsid="0021a36d" officeooo:paragraph-rsid="0021a36d"/>
    </style:style>
    <style:style style:name="T1" style:family="text">
      <style:text-properties officeooo:rsid="0021a3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 Análise de Documentos pode contribuir para a elicitação de requisitos pois ela é uma forma de elicitar requisitos através do estudo da documentação disponível sobre uma solução existente para identificação de informações relevantes para o desenvolvimento de uma nova solução.</text:p>
      <text:p text:style-name="P1"/>
      <text:p text:style-name="P1">2) Se trata de uma lista em ordem alfabética dos termos técnicos e siglas usados no projeto e na empresa, geralmente definida em termos-chave para o domínio do problema.</text:p>
      <text:p text:style-name="P1"/>
      <text:p text:style-name="P1">3) A</text:p>
      <text:p text:style-name="P1"/>
      <text:p text:style-name="P1">4) Na observação parte do <text:span text:style-name="T1">principio</text:span> de observar alguém realizando algo, ou seja, um profissional exercendo sua função, para assim identificar o que ele mais utiliza e quais seriam os requisitos do sistema para que o profissional possa trabalhar com mais facilidade. Enquanto isso, na entrevista é realizado uma série de perguntas/questões a pessoa interessada pela execução do projeto, assim visando levantar os requisitos do sistema.</text:p>
      <text:p text:style-name="P1"/>
      <text:p text:style-name="P1">5) Existem uma série de desvantagens em relação a utilizar a <text:span text:style-name="T1">observação</text:span> para a <text:span text:style-name="T1">elicitação</text:span> de requisitos, entre elas, restrita apenas a processos já existentes, alto nível de atividade <text:span text:style-name="T1">intelectual</text:span> gera uma observação mais <text:span text:style-name="T1">difícil</text:span>, técnica onerosa de tempo, recursos e pessoas e nem todos se sentem <text:span text:style-name="T1">confortáveis</text:span> sendo observados.</text:p>
      <text:p text:style-name="P1"/>
      <text:p text:style-name="P1">6) <text:span text:style-name="T1">Poderia facilmente ser aplicada ao projeto de eventos, e inclusive surtiria excelentes resultados, pois assim poderia ser analisado de forma mais meticulosa o que as pessoas de fato esperam de um site/aplicativo para contração/realização de eventos, também sendo de grandíssima utilidade na realização da entrevista com a parte interessada.</text:span></text:p>
      <text:p text:style-name="P1"/>
      <text:p text:style-name="P2">7) A, C, F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0:51:05.486187620</meta:creation-date>
    <dc:date>2019-10-24T11:07:28.190657499</dc:date>
    <meta:editing-duration>PT6M12S</meta:editing-duration>
    <meta:editing-cycles>1</meta:editing-cycles>
    <meta:document-statistic meta:table-count="0" meta:image-count="0" meta:object-count="0" meta:page-count="1" meta:paragraph-count="7" meta:word-count="243" meta:character-count="1567" meta:non-whitespace-character-count="1331"/>
    <meta:generator>LibreOffice/6.2.7.1$Linux_X86_64 LibreOffice_project/20$Build-1</meta:generator>
  </office:meta>
</office:document-meta>
</file>